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Tahoma" svg:font-family="Tahoma" style:font-family-generic="swiss"/>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20.121cm" fo:margin-left="-1.575cm" fo:margin-right="-1.545cm" table:align="margins"/>
    </style:style>
    <style:style style:name="Tableau4.A" style:family="table-column">
      <style:table-column-properties style:column-width="2.09cm" style:rel-column-width="6808*"/>
    </style:style>
    <style:style style:name="Tableau4.B" style:family="table-column">
      <style:table-column-properties style:column-width="3.854cm" style:rel-column-width="12553*"/>
    </style:style>
    <style:style style:name="Tableau4.C" style:family="table-column">
      <style:table-column-properties style:column-width="4.54cm" style:rel-column-width="14788*"/>
    </style:style>
    <style:style style:name="Tableau4.D" style:family="table-column">
      <style:table-column-properties style:column-width="3.66cm" style:rel-column-width="11921*"/>
    </style:style>
    <style:style style:name="Tableau4.E" style:family="table-column">
      <style:table-column-properties style:column-width="3.364cm" style:rel-column-width="10956*"/>
    </style:style>
    <style:style style:name="Tableau4.F" style:family="table-column">
      <style:table-column-properties style:column-width="2.612cm" style:rel-column-width="8509*"/>
    </style:style>
    <style:style style:name="Tableau4.A1" style:family="table-cell">
      <style:table-cell-properties fo:padding="0.097cm" fo:border-left="0.002cm solid #000000" fo:border-right="none" fo:border-top="0.002cm solid #000000" fo:border-bottom="0.002cm solid #000000"/>
    </style:style>
    <style:style style:name="Tableau4.F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style:vertical-align="middle" fo:padding="0.097cm" fo:border-left="0.002cm solid #000000" fo:border-right="none" fo:border-top="none" fo:border-bottom="0.002cm solid #000000"/>
    </style:style>
    <style:style style:name="Tableau4.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8pt" style:text-underline-style="solid" style:text-underline-width="auto" style:text-underline-color="font-color" style:font-size-asian="18pt" style:font-size-complex="18pt"/>
    </style:style>
    <style:style style:name="P3" style:family="paragraph" style:parent-style-name="Standard">
      <style:paragraph-properties fo:line-height="150%" fo:text-align="center" style:justify-single-word="false"/>
      <style:text-properties style:font-name="Arial" fo:font-size="14pt" style:font-size-asian="14pt" style:font-size-complex="14pt"/>
    </style:style>
    <style:style style:name="P4" style:family="paragraph" style:parent-style-name="Standard">
      <style:paragraph-properties fo:line-height="150%" fo:text-align="center" style:justify-single-word="false"/>
      <style:text-properties style:font-name="Arial" fo:font-size="12pt" style:font-size-asian="12pt" style:font-size-complex="12pt"/>
    </style:style>
    <style:style style:name="P5" style:family="paragraph" style:parent-style-name="Standard">
      <style:paragraph-properties fo:line-height="150%" fo:text-align="justify" style:justify-single-word="false"/>
      <style:text-properties style:font-name="Arial" fo:font-size="12pt" style:font-size-asian="12pt" style:font-size-complex="12pt"/>
    </style:style>
    <style:style style:name="P6" style:family="paragraph" style:parent-style-name="Standard">
      <style:paragraph-properties fo:line-height="150%" fo:text-align="center" style:justify-single-word="false"/>
      <style:text-properties style:font-name="Arial" fo:font-size="12pt" style:text-underline-style="none" style:font-size-asian="12pt" style:font-size-complex="12pt"/>
    </style:style>
    <style:style style:name="P7"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size-asian="12pt" style:font-size-complex="12pt"/>
    </style:style>
    <style:style style:name="P9" style:family="paragraph" style:parent-style-name="Standard">
      <style:paragraph-properties fo:line-height="150%" fo:text-align="justify" style:justify-single-word="false"/>
      <style:text-properties fo:font-size="12pt" fo:font-style="normal"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fo:font-size="12pt" style:font-size-asian="12pt" style:font-size-complex="12pt"/>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justify" style:justify-single-word="false"/>
      <style:text-properties style:font-name="Tahoma1" fo:font-size="12pt" style:font-size-asian="12pt" style:font-size-complex="12pt"/>
    </style:style>
    <style:style style:name="P13" style:family="paragraph" style:parent-style-name="Standard">
      <style:paragraph-properties fo:line-height="150%" fo:text-align="justify" style:justify-single-word="false"/>
      <style:text-properties style:font-name="Tahoma1" fo:font-size="12pt" style:text-underline-style="none" style:font-size-asian="12pt" style:font-size-complex="12pt"/>
    </style:style>
    <style:style style:name="P14"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15" style:family="paragraph" style:parent-style-name="Table_20_Contents">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6"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17" style:family="paragraph" style:parent-style-name="Table_20_Contents">
      <style:paragraph-properties fo:line-height="150%" fo:text-align="center" style:justify-single-word="false"/>
      <style:text-properties style:font-name="Arial" fo:font-size="12pt" style:font-size-asian="12pt" style:font-size-complex="12pt"/>
    </style:style>
    <style:style style:name="P18" style:family="paragraph" style:parent-style-name="Table_20_Contents">
      <style:paragraph-properties fo:text-align="justify"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Bibliography_20_1">
      <style:paragraph-properties fo:text-align="justify" style:justify-single-word="false"/>
      <style:text-properties style:font-name="Tahoma1" fo:font-size="12pt" style:font-size-asian="12pt" style:font-size-complex="12pt"/>
    </style:style>
    <style:style style:name="P21" style:family="paragraph" style:parent-style-name="Bibliography_20_1">
      <style:paragraph-properties fo:text-align="justify" style:justify-single-word="false"/>
      <style:text-properties style:font-name="Tahoma1" fo:font-size="12pt" style:text-underline-style="none" style:font-size-asian="12pt" style:font-size-complex="12pt"/>
    </style:style>
    <style:style style:name="P22" style:family="paragraph" style:parent-style-name="Bibliography_20_1">
      <style:paragraph-properties fo:line-height="150%" fo:text-align="justify" style:justify-single-word="false"/>
      <style:text-properties style:font-name="Tahoma1" fo:font-size="12pt" style:text-underline-style="none" style:font-size-asian="12pt" style:font-size-complex="12pt"/>
    </style:style>
    <style:style style:name="P23" style:family="paragraph" style:parent-style-name="Bibliography_20_1">
      <style:paragraph-properties fo:text-align="justify" style:justify-single-word="false"/>
      <style:text-properties style:font-name="Arial" fo:font-size="12pt" style:text-underline-style="none" style:font-size-asian="12pt" style:font-size-complex="12pt"/>
    </style:style>
    <style:style style:name="P24" style:family="paragraph" style:parent-style-name="Standard" style:master-page-name="First_20_Page">
      <style:paragraph-properties fo:line-height="150%" fo:text-align="center" style:justify-single-word="false" style:page-number="auto"/>
      <style:text-properties style:font-name="Arial" fo:font-size="18pt" style:text-underline-style="solid" style:text-underline-width="auto" style:text-underline-color="font-color" style:font-size-asian="18pt" style:font-size-complex="18pt"/>
    </style:style>
    <style:style style:name="P25" style:family="paragraph" style:parent-style-name="Standard" style:list-style-name="L2">
      <style:paragraph-properties fo:line-height="150%" fo:text-align="justify" style:justify-single-word="false"/>
      <style:text-properties style:font-name="Arial" fo:font-size="12pt" style:font-size-asian="12pt" style:font-size-complex="12pt"/>
    </style:style>
    <style:style style:name="P26" style:family="paragraph" style:parent-style-name="Standard" style:list-style-name="L3">
      <style:paragraph-properties fo:line-height="150%" fo:text-align="justify" style:justify-single-word="false"/>
      <style:text-properties style:font-name="Arial" fo:font-size="12pt" style:font-size-asian="12pt" style:font-size-complex="12pt"/>
    </style:style>
    <style:style style:name="P27" style:family="paragraph" style:parent-style-name="Standard" style:list-style-name="L4">
      <style:paragraph-properties fo:line-height="150%" fo:text-align="justify" style:justify-single-word="false"/>
      <style:text-properties style:font-name="Arial" fo:font-size="12pt" style:font-size-asian="12pt" style:font-size-complex="12pt"/>
    </style:style>
    <style:style style:name="P28" style:family="paragraph" style:parent-style-name="Standard" style:list-style-name="L7">
      <style:paragraph-properties fo:line-height="150%" fo:text-align="justify" style:justify-single-word="false"/>
      <style:text-properties style:font-name="Arial" fo:font-size="12pt" style:font-size-asian="12pt" style:font-size-complex="12pt"/>
    </style:style>
    <style:style style:name="P29" style:family="paragraph" style:parent-style-name="Standard" style:list-style-name="L8">
      <style:paragraph-properties fo:line-height="150%" fo:text-align="justify" style:justify-single-word="false"/>
      <style:text-properties style:font-name="Arial" fo:font-size="12pt" style:font-size-asian="12pt" style:font-size-complex="12pt"/>
    </style:style>
    <style:style style:name="P30" style:family="paragraph" style:parent-style-name="Standard" style:list-style-name="L9">
      <style:paragraph-properties fo:line-height="150%" fo:text-align="justify" style:justify-single-word="false"/>
      <style:text-properties style:font-name="Arial" fo:font-size="12pt" style:font-size-asian="12pt" style:font-size-complex="12pt"/>
    </style:style>
    <style:style style:name="P31" style:family="paragraph" style:parent-style-name="Standard" style:list-style-name="L10">
      <style:paragraph-properties fo:line-height="150%" fo:text-align="justify" style:justify-single-word="false"/>
      <style:text-properties style:font-name="Arial" fo:font-size="12pt" style:font-size-asian="12pt" style:font-size-complex="12pt"/>
    </style:style>
    <style:style style:name="P32" style:family="paragraph" style:parent-style-name="Standard" style:list-style-name="L11">
      <style:paragraph-properties fo:line-height="150%" fo:text-align="justify" style:justify-single-word="false"/>
      <style:text-properties style:font-name="Arial" fo:font-size="12pt" style:font-size-asian="12pt" style:font-size-complex="12pt"/>
    </style:style>
    <style:style style:name="P33" style:family="paragraph" style:parent-style-name="Standard" style:list-style-name="L12">
      <style:paragraph-properties fo:line-height="150%" fo:text-align="justify" style:justify-single-word="false"/>
      <style:text-properties style:font-name="Arial" fo:font-size="12pt" style:font-size-asian="12pt" style:font-size-complex="12pt"/>
    </style:style>
    <style:style style:name="P34" style:family="paragraph" style:parent-style-name="Standard" style:list-style-name="L13">
      <style:paragraph-properties fo:line-height="150%" fo:text-align="justify" style:justify-single-word="false"/>
      <style:text-properties style:font-name="Arial" fo:font-size="12pt" style:font-size-asian="12pt" style:font-size-complex="12pt"/>
    </style:style>
    <style:style style:name="P35" style:family="paragraph" style:parent-style-name="Standard" style:list-style-name="L14">
      <style:paragraph-properties fo:line-height="150%" fo:text-align="justify" style:justify-single-word="false"/>
      <style:text-properties style:font-name="Arial" fo:font-size="12pt" style:font-size-asian="12pt" style:font-size-complex="12pt"/>
    </style:style>
    <style:style style:name="P36" style:family="paragraph" style:parent-style-name="Standard" style:list-style-name="L15">
      <style:paragraph-properties fo:line-height="150%" fo:text-align="justify" style:justify-single-word="false"/>
      <style:text-properties style:font-name="Arial" fo:font-size="12pt" style:font-size-asian="12pt" style:font-size-complex="12pt"/>
    </style:style>
    <style:style style:name="P37" style:family="paragraph" style:parent-style-name="Standard" style:list-style-name="L16">
      <style:paragraph-properties fo:line-height="150%" fo:text-align="justify" style:justify-single-word="false"/>
      <style:text-properties style:font-name="Arial" fo:font-size="12pt" style:font-size-asian="12pt" style:font-size-complex="12pt"/>
    </style:style>
    <style:style style:name="P38" style:family="paragraph" style:parent-style-name="Standard" style:list-style-name="L17">
      <style:paragraph-properties fo:line-height="150%" fo:text-align="justify" style:justify-single-word="false"/>
      <style:text-properties style:font-name="Arial" fo:font-size="12pt" style:font-size-asian="12pt" style:font-size-complex="12pt"/>
    </style:style>
    <style:style style:name="P39" style:family="paragraph" style:parent-style-name="Standard" style:list-style-name="L18">
      <style:paragraph-properties fo:line-height="150%" fo:text-align="justify" style:justify-single-word="false"/>
      <style:text-properties style:font-name="Arial" fo:font-size="12pt" style:font-size-asian="12pt" style:font-size-complex="12pt"/>
    </style:style>
    <style:style style:name="P40" style:family="paragraph" style:parent-style-name="Standard" style:list-style-name="L19">
      <style:paragraph-properties fo:line-height="150%" fo:text-align="justify" style:justify-single-word="false"/>
      <style:text-properties style:font-name="Arial" fo:font-size="12pt" style:font-size-asian="12pt" style:font-size-complex="12pt"/>
    </style:style>
    <style:style style:name="P41" style:family="paragraph" style:parent-style-name="Standard" style:list-style-name="L20">
      <style:paragraph-properties fo:line-height="150%" fo:text-align="justify" style:justify-single-word="false"/>
      <style:text-properties style:font-name="Arial" fo:font-size="12pt" style:font-size-asian="12pt" style:font-size-complex="12pt"/>
    </style:style>
    <style:style style:name="P42" style:family="paragraph" style:parent-style-name="Standard" style:list-style-name="L21">
      <style:paragraph-properties fo:line-height="150%" fo:text-align="justify" style:justify-single-word="false"/>
      <style:text-properties style:font-name="Arial" fo:font-size="12pt" style:font-size-asian="12pt" style:font-size-complex="12pt"/>
    </style:style>
    <style:style style:name="P43" style:family="paragraph" style:parent-style-name="Standard" style:list-style-name="L22">
      <style:paragraph-properties fo:line-height="150%" fo:text-align="justify" style:justify-single-word="false"/>
      <style:text-properties style:font-name="Arial" fo:font-size="12pt" style:font-size-asian="12pt" style:font-size-complex="12pt"/>
    </style:style>
    <style:style style:name="P44" style:family="paragraph" style:parent-style-name="Standard" style:list-style-name="L23">
      <style:paragraph-properties fo:line-height="150%" fo:text-align="justify" style:justify-single-word="false"/>
      <style:text-properties style:font-name="Arial" fo:font-size="12pt" style:font-size-asian="12pt" style:font-size-complex="12pt"/>
    </style:style>
    <style:style style:name="P45" style:family="paragraph" style:parent-style-name="Standard" style:list-style-name="L24">
      <style:paragraph-properties fo:line-height="150%" fo:text-align="justify" style:justify-single-word="false"/>
      <style:text-properties style:font-name="Arial" fo:font-size="12pt" style:font-size-asian="12pt" style:font-size-complex="12pt"/>
    </style:style>
    <style:style style:name="P46" style:family="paragraph" style:parent-style-name="Standard" style:list-style-name="L26">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47" style:family="paragraph" style:parent-style-name="Standard" style:list-style-name="L27">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Standard" style:list-style-name="L28">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49" style:family="paragraph" style:parent-style-name="Standard" style:list-style-name="L29">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0" style:family="paragraph" style:parent-style-name="Standard" style:list-style-name="L30">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1" style:family="paragraph" style:parent-style-name="Standard" style:list-style-name="L31">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2" style:family="paragraph" style:parent-style-name="Standard" style:list-style-name="L32">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3" style:family="paragraph" style:parent-style-name="Standard" style:list-style-name="L33">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Standard" style:list-style-name="L34">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5" style:family="paragraph" style:parent-style-name="Standard" style:list-style-name="L35">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Standard" style:list-style-name="L5">
      <style:paragraph-properties fo:line-height="150%" fo:text-align="justify" style:justify-single-word="false"/>
      <style:text-properties fo:font-size="12pt" style:font-size-asian="12pt" style:font-size-complex="12pt"/>
    </style:style>
    <style:style style:name="P57" style:family="paragraph" style:parent-style-name="Standard" style:list-style-name="L6">
      <style:paragraph-properties fo:line-height="150%" fo:text-align="justify" style:justify-single-word="false"/>
      <style:text-properties fo:font-size="12pt" style:font-size-asian="12pt" style:font-size-complex="12pt"/>
    </style:style>
    <style:style style:name="P58" style:family="paragraph" style:parent-style-name="Standard" style:list-style-name="L25">
      <style:paragraph-properties fo:line-height="150%"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59" style:family="paragraph" style:parent-style-name="Standard" style:list-style-name="L36">
      <style:paragraph-properties fo:line-height="150%" fo:text-align="justify" style:justify-single-word="false"/>
      <style:text-properties style:font-name="Tahoma1" fo:font-size="14pt" style:font-size-asian="14pt" style:font-size-complex="14pt"/>
    </style:style>
    <style:style style:name="P60" style:family="paragraph" style:parent-style-name="Standard">
      <style:paragraph-properties fo:line-height="150%" fo:text-align="justify" style:justify-single-word="false"/>
      <style:text-properties style:font-name="Tahoma1" fo:font-size="12pt" style:font-size-asian="12pt" style:font-size-complex="12pt"/>
    </style:style>
    <style:style style:name="P61" style:family="paragraph" style:parent-style-name="Standard" style:list-style-name="L1" style:master-page-name="Standard">
      <style:paragraph-properties fo:line-height="150%" fo:text-align="justify" style:justify-single-word="false" style:page-number="1" fo:break-before="auto" fo:break-after="auto"/>
      <style:text-properties style:font-name="Arial" fo:font-size="12pt" style:font-size-asian="12pt" style:font-size-complex="12pt"/>
    </style:style>
    <style:style style:name="P62" style:family="paragraph" style:parent-style-name="Standard" style:list-style-name="L25">
      <style:paragraph-properties fo:margin-left="6.253cm" fo:margin-right="0cm" fo:line-height="150%" fo:text-align="justify" style:justify-single-word="false" fo:text-indent="-0.635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63" style:family="paragraph" style:parent-style-name="Bibliography_20_1">
      <style:paragraph-properties fo:margin-left="0cm" fo:margin-right="0cm" fo:text-align="justify" style:justify-single-word="false" fo:text-indent="0cm" style:auto-text-indent="false"/>
      <style:text-properties style:font-name="Arial" fo:font-size="12pt" style:text-underline-style="none" style:font-size-asian="12pt" style:font-size-complex="12pt"/>
    </style:style>
    <style:style style:name="T1" style:family="text">
      <style:text-properties style:font-style-asian="normal" style:font-style-complex="normal"/>
    </style:style>
    <style:style style:name="T2" style:family="text">
      <style:text-properties fo:font-size="12pt" style:font-size-asian="12pt" style:font-size-complex="12pt"/>
    </style:style>
    <style:style style:name="T3" style:family="text">
      <style:text-properties style:font-name="Tahoma1" fo:font-size="12pt" style:font-size-asian="12pt" style:font-size-complex="12pt"/>
    </style:style>
    <style:style style:name="T4" style:family="text">
      <style:text-properties style:font-name="sans-serif" fo:font-size="12pt" style:font-size-asian="12pt" style:font-size-complex="12pt"/>
    </style:style>
    <style:style style:name="T5" style:family="text">
      <style:text-properties style:font-name="sans-serif" fo:font-size="11.25pt"/>
    </style:style>
    <style:style style:name="T6" style:family="text">
      <style:text-properties style:text-underline-style="non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ÉVALUATION DE L’AVANCÉE DES TRAVAUX DU MÉMOIRE </text:p>
      <text:p text:style-name="P2"/>
      <text:p text:style-name="P3">École de sages-femmes de Strasbourg</text:p>
      <text:p text:style-name="P3">Année universitaire 2014-2015</text:p>
      <text:p text:style-name="P3">4ème Année S2</text:p>
      <text:p text:style-name="P4"/>
      <text:p text:style-name="P5"/>
      <text:p text:style-name="P5"/>
      <text:p text:style-name="P4"/>
      <text:p text:style-name="P4"/>
      <text:p text:style-name="P4"/>
      <text:p text:style-name="P4"/>
      <text:p text:style-name="P4">Étudiante : ORTH Sarah</text:p>
      <text:p text:style-name="P4">Directrice de mémoire : Mme Le Morzédec </text:p>
      <text:p text:style-name="P6">Codirectrice de mémoire : Mme Hamann</text:p>
      <text:list xml:id="list3865496967138628486" text:style-name="L1">
        <text:list-header>
          <text:p text:style-name="P61">I. Question de recherche</text:p>
        </text:list-header>
      </text:list>
      <text:p text:style-name="P5">Les sages-femmes ont-elles les connaissances pour accompagner les femmes végétariennes souhaitant allaiter ?</text:p>
      <text:p text:style-name="P5"/>
      <text:list xml:id="list7380643821563593317" text:style-name="L2">
        <text:list-item>
          <text:p text:style-name="P25">Hypothèses</text:p>
        </text:list-item>
      </text:list>
      <text:p text:style-name="P5"/>
      <text:list xml:id="list658208963994831004" text:style-name="L3">
        <text:list-item>
          <text:p text:style-name="P26">L'enseignement des sages-femmes ne comportant que peu d'heures d'enseignement en diététique, il est probable que les sages-femmes n'aient pas les connaissances pour conseiller de manière adéquate les femmes végétariennes souhaitant allaiter. </text:p>
        </text:list-item>
        <text:list-item>
          <text:p text:style-name="P26">Les sages-femmes exerçant depuis plus longtemps sont plus aptes à conseiller les femmes végétariennes désirant allaiter leurs enfants. </text:p>
        </text:list-item>
      </text:list>
      <text:p text:style-name="P5"/>
      <text:list xml:id="list1463765079557162993" text:style-name="L4">
        <text:list-item>
          <text:p text:style-name="P27">Présentation de l’objet de recherche et justification de l’intérêt du sujet</text:p>
          <text:p text:style-name="P27"><text:s/></text:p>
        </text:list-item>
      </text:list>
      <text:p text:style-name="P9">Le végétarisme est un régime alimentaire qui consiste à exclure, à différents degrés, la consommation de chaires et produits d'origines animales. On peut distinguer plusieurs types de végétarisme en fonction des aliments exclus :</text:p>
      <text:list xml:id="list6646430467249888144" text:style-name="L5">
        <text:list-item>
          <text:p text:style-name="P56"><text:span text:style-name="T1">l'ovo-lacto-végétarisme est le régime végétarien occidental le plus fréquemment pratiqué, et consiste en </text:span>l'éviction de viande et de poisson tout en maintenant la consommation d’œufs et de produits laitiers ;</text:p>
        </text:list-item>
        <text:list-item>
          <text:p text:style-name="P56">le pesco-végétarisme est un régime lacto-ovo-végétarien auquel est ajouté la consommation de poisson.</text:p>
        </text:list-item>
        <text:list-item>
          <text:p text:style-name="P56">le lacto-végétarisme : sont exclus les viandes, les poissons, les produits de la mer et les œufs. La consommation de produits laitiers est autorisée</text:p>
        </text:list-item>
        <text:list-item>
          <text:p text:style-name="P56">l'ovo-végétarisme : l'individu pratiquant ce régime exclu de son alimentation les viandes, les poissons, les produits de la mer et les produits laitiers mais consomme des œufs.</text:p>
        </text:list-item>
        <text:list-item>
          <text:p text:style-name="P56">Le végétalisme est un régime constitué uniquement d’aliments issus du monde végétal.</text:p>
        </text:list-item>
      </text:list>
      <text:p text:style-name="P10"/>
      <text:p text:style-name="P10"/>
      <text:p text:style-name="P10"/>
      <text:p text:style-name="P10"><text:soft-page-break/>Le tableau ci-dessous récapitule les différentes caractéristiques des différents régimes végétariens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office:value-type="string">
            <text:p text:style-name="P18"/>
          </table:table-cell>
          <table:table-cell table:style-name="Tableau4.A1" office:value-type="string">
            <text:p text:style-name="P18">Pesco-végétarisme</text:p>
          </table:table-cell>
          <table:table-cell table:style-name="Tableau4.A1" office:value-type="string">
            <text:p text:style-name="P18">Ovo-lacto-végétarisme</text:p>
          </table:table-cell>
          <table:table-cell table:style-name="Tableau4.A1" office:value-type="string">
            <text:p text:style-name="P18">Lacto-végétarisme</text:p>
          </table:table-cell>
          <table:table-cell table:style-name="Tableau4.A1" office:value-type="string">
            <text:p text:style-name="P18">Ovo-végétarisme</text:p>
          </table:table-cell>
          <table:table-cell table:style-name="Tableau4.F1" office:value-type="string">
            <text:p text:style-name="P18">Végétalisme</text:p>
          </table:table-cell>
        </table:table-row>
        <table:table-row>
          <table:table-cell table:style-name="Tableau4.A2" office:value-type="string">
            <text:p text:style-name="P18">Viande</text:p>
          </table:table-cell>
          <table:table-cell table:style-name="Tableau4.B2" office:value-type="string">
            <text:p text:style-name="P19">Non</text:p>
          </table:table-cell>
          <table:table-cell table:style-name="Tableau4.B2" office:value-type="string">
            <text:p text:style-name="P19">Non</text:p>
          </table:table-cell>
          <table:table-cell table:style-name="Tableau4.B2" office:value-type="string">
            <text:p text:style-name="P19">Non</text:p>
          </table:table-cell>
          <table:table-cell table:style-name="Tableau4.B2" office:value-type="string">
            <text:p text:style-name="P19">Non</text:p>
          </table:table-cell>
          <table:table-cell table:style-name="Tableau4.F2" office:value-type="string">
            <text:p text:style-name="P19">Non</text:p>
          </table:table-cell>
        </table:table-row>
        <table:table-row>
          <table:table-cell table:style-name="Tableau4.A2" office:value-type="string">
            <text:p text:style-name="P18">Poisson</text:p>
          </table:table-cell>
          <table:table-cell table:style-name="Tableau4.B2" office:value-type="string">
            <text:p text:style-name="P19">Oui</text:p>
          </table:table-cell>
          <table:table-cell table:style-name="Tableau4.B2" office:value-type="string">
            <text:p text:style-name="P19">Non</text:p>
          </table:table-cell>
          <table:table-cell table:style-name="Tableau4.B2" office:value-type="string">
            <text:p text:style-name="P19">Non</text:p>
          </table:table-cell>
          <table:table-cell table:style-name="Tableau4.B2" office:value-type="string">
            <text:p text:style-name="P19">Non</text:p>
          </table:table-cell>
          <table:table-cell table:style-name="Tableau4.F2" office:value-type="string">
            <text:p text:style-name="P19">Non</text:p>
          </table:table-cell>
        </table:table-row>
        <table:table-row>
          <table:table-cell table:style-name="Tableau4.A2" office:value-type="string">
            <text:p text:style-name="P18">Œuf</text:p>
          </table:table-cell>
          <table:table-cell table:style-name="Tableau4.B2" office:value-type="string">
            <text:p text:style-name="P19">Oui</text:p>
          </table:table-cell>
          <table:table-cell table:style-name="Tableau4.B2" office:value-type="string">
            <text:p text:style-name="P19">Oui</text:p>
          </table:table-cell>
          <table:table-cell table:style-name="Tableau4.B2" office:value-type="string">
            <text:p text:style-name="P19">Non</text:p>
          </table:table-cell>
          <table:table-cell table:style-name="Tableau4.B2" office:value-type="string">
            <text:p text:style-name="P19">Oui</text:p>
          </table:table-cell>
          <table:table-cell table:style-name="Tableau4.F2" office:value-type="string">
            <text:p text:style-name="P19">Non</text:p>
          </table:table-cell>
        </table:table-row>
        <table:table-row>
          <table:table-cell table:style-name="Tableau4.A2" office:value-type="string">
            <text:p text:style-name="P18">Lait et dérivés</text:p>
          </table:table-cell>
          <table:table-cell table:style-name="Tableau4.B2" office:value-type="string">
            <text:p text:style-name="P19">Oui</text:p>
          </table:table-cell>
          <table:table-cell table:style-name="Tableau4.B2" office:value-type="string">
            <text:p text:style-name="P19">Oui</text:p>
          </table:table-cell>
          <table:table-cell table:style-name="Tableau4.B2" office:value-type="string">
            <text:p text:style-name="P19">Oui</text:p>
          </table:table-cell>
          <table:table-cell table:style-name="Tableau4.B2" office:value-type="string">
            <text:p text:style-name="P19">Non</text:p>
          </table:table-cell>
          <table:table-cell table:style-name="Tableau4.F2" office:value-type="string">
            <text:p text:style-name="P19">Non</text:p>
          </table:table-cell>
        </table:table-row>
      </table:table>
      <text:p text:style-name="P10"/>
      <text:p text:style-name="P10">Actuellement, le végétarisme, quel qu'il soit, gagne en popularité dans notre société, constamment en quête de santé, de retour vers le naturel, de « biologique ». De nombreux aliments spécialement étiquetés « végétariens » ou « végétalien » pullulent, et les restaurants se mettent à l'air du tout végétale. </text:p>
      <text:p text:style-name="P10">Néanmoins, peu de chiffres existent quant au nombre de personnes s'alimentant ainsi, étant donné la diversité des régimes végétariens. Les sources diffèrent et vont de 1% à 3% de la population française, contre 5 à 9% en Allemagne. </text:p>
      <text:p text:style-name="P10"/>
      <text:p text:style-name="P10">Les raisons mises en avant quant à l'adoption d'un régime végétarien sont de différents ordres :</text:p>
      <text:list xml:id="list7533082874772936515" text:style-name="L6">
        <text:list-item>
          <text:p text:style-name="P57">Il y a tout d'abord la cause éthique, c'est à dire la souffrance animale, aussi bien lors de l'élevage que lors de l'abattage des animaux ;</text:p>
        </text:list-item>
        <text:list-item>
          <text:p text:style-name="P57">Certaines religions prônent également l'adoption d'un tel régime, en particulier le bouddhisme ; </text:p>
        </text:list-item>
        <text:list-item>
          <text:p text:style-name="P57">Les causes environnementales, comme par exemple la consommation d'eau par le bétail ou encore la pollution que l'élevage intensif entraîne ;</text:p>
        </text:list-item>
        <text:list-item>
          <text:p text:style-name="P57">Enfin, il y a les bienfaits que ce régime présente pour la santé. En effet, des études ont prouvés qu'un régime de type végétarien pouvait aider à diminuer l'incidence des maladies cardiovasculaires, du diabète de type 2 ou encore de l'obésité. <text:reference-mark-start text:name="ZOTERO_ITEM CSL_CITATION {&quot;citationID&quot;:&quot;fdUZvt8Y&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OVa9AeIMon"/>(1)<text:reference-mark-end text:name="ZOTERO_ITEM CSL_CITATION {&quot;citationID&quot;:&quot;fdUZvt8Y&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OVa9AeIMon"/>. </text:p>
        </text:list-item>
      </text:list>
      <text:p text:style-name="P10"/>
      <text:p text:style-name="P10">Mais si ce régime alimentaire présente des bienfaits, il est également plus susceptible d'engendrer des carences, du fait de la faible proportion de certains micronutriments et macronutriments dans le monde végétale. Les carences les plus fréquemment retrouvées sont celles en fer, en vitamine D, ou encore en vitamine B12 <text:reference-mark-start text:name="ZOTERO_ITEM CSL_CITATION {&quot;citationID&quot;:&quot;YYPpTj2f&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8B4NEQV4PQ"/>(1)<text:reference-mark-end text:name="ZOTERO_ITEM CSL_CITATION {&quot;citationID&quot;:&quot;YYPpTj2f&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8B4NEQV4PQ"/>.</text:p>
      <text:p text:style-name="P11"><text:soft-page-break/><text:span text:style-name="T2">L'allaitement est une période particulièrement importante, et la femme a tout intérêt à adopter un régime alimentaire qui couvre ses besoins et ceux de son enfant. Cette pratique est en pleine essors, puisqu'en France métropolitaine, selon l'étude Elfe menée en 2011, p</text:span><text:span text:style-name="T4">lus des deux-tiers des nourrissons (70,5%) recevaient du lait maternel à la maternité, dont 59,0% de </text:span><text:span text:style-name="T5">façon exclusive et 11,5% en association avec des préparations pour nourrissons </text:span><text:reference-mark-start text:name="ZOTERO_ITEM CSL_CITATION {&quot;citationID&quot;:&quot;2qLj5Rd9&quot;,&quot;properties&quot;:{&quot;formattedCitation&quot;:&quot;(2)&quot;,&quot;plainCitation&quot;:&quot;(2)&quot;},&quot;citationItems&quot;:[{&quot;id&quot;:333,&quot;uris&quot;:[&quot;http://zotero.org/users/1901703/items/AGVFRMMB&quot;],&quot;uri&quot;:[&quot;http://zotero.org/users/1901703/items/AGVFRMMB&quot;],&quot;itemData&quot;:{&quot;id&quot;:333,&quot;type&quot;:&quot;article-journal&quot;,&quot;title&quot;:&quot;Prévalence de l'allaitement à la maternité selon les caractéristiques des parents et les conditions de l'accouchement, résultats de l'enquête Elfe maternité, France métropolitaine, 2011.&quot;,&quot;author&quot;:[{&quot;family&quot;:&quot;C. Kersuzan&quot;,&quot;given&quot;:&quot;&quot;},{&quot;family&quot;:&quot;S. Gojard&quot;,&quot;given&quot;:&quot;&quot;},{&quot;family&quot;:&quot;C. Tichit&quot;,&quot;given&quot;:&quot;&quot;}],&quot;issued&quot;:{&quot;date-parts&quot;:[[&quot;2014&quot;,6,17]]}}}],&quot;schema&quot;:&quot;https://github.com/citation-style-language/schema/raw/master/csl-citation.json&quot;} RNDJQ5mbkqez7"/><text:span text:style-name="T5">(2)</text:span><text:reference-mark-end text:name="ZOTERO_ITEM CSL_CITATION {&quot;citationID&quot;:&quot;2qLj5Rd9&quot;,&quot;properties&quot;:{&quot;formattedCitation&quot;:&quot;(2)&quot;,&quot;plainCitation&quot;:&quot;(2)&quot;},&quot;citationItems&quot;:[{&quot;id&quot;:333,&quot;uris&quot;:[&quot;http://zotero.org/users/1901703/items/AGVFRMMB&quot;],&quot;uri&quot;:[&quot;http://zotero.org/users/1901703/items/AGVFRMMB&quot;],&quot;itemData&quot;:{&quot;id&quot;:333,&quot;type&quot;:&quot;article-journal&quot;,&quot;title&quot;:&quot;Prévalence de l'allaitement à la maternité selon les caractéristiques des parents et les conditions de l'accouchement, résultats de l'enquête Elfe maternité, France métropolitaine, 2011.&quot;,&quot;author&quot;:[{&quot;family&quot;:&quot;C. Kersuzan&quot;,&quot;given&quot;:&quot;&quot;},{&quot;family&quot;:&quot;S. Gojard&quot;,&quot;given&quot;:&quot;&quot;},{&quot;family&quot;:&quot;C. Tichit&quot;,&quot;given&quot;:&quot;&quot;}],&quot;issued&quot;:{&quot;date-parts&quot;:[[&quot;2014&quot;,6,17]]}}}],&quot;schema&quot;:&quot;https://github.com/citation-style-language/schema/raw/master/csl-citation.json&quot;} RNDJQ5mbkqez7"/><text:span text:style-name="T5">. </text:span></text:p>
      <text:p text:style-name="P11"><text:span text:style-name="T2">En effet, plusieurs études ont démontrés que l'alimentation impactait la composition nutritionnelle du lait maternel. Dans un article de Ares Segura et al, les différents nutriments dépendant de l'alimentation maternel y sont spécifiés. Ainsi, la composition du lait maternel en glucides, protéines, graisses, calcium et fer ne varie que très peu en fonction du régime alimentaire adopté par la mère, et ce même si cette dernière en est déficiente. A l'inverse, <text:s text:c="2"/>une alimentation carencée en thiamine, en vitamine D et A, ou encore en vitamine B12, entraînera un déficit de ces mêmes vitamines dans le lait maternel </text:span><text:reference-mark-start text:name="ZOTERO_ITEM CSL_CITATION {&quot;citationID&quot;:&quot;2ikfah4nn6&quot;,&quot;properties&quot;:{&quot;formattedCitation&quot;:&quot;(3)&quot;,&quot;plainCitation&quot;:&quot;(3)&quot;},&quot;citationItems&quot;:[{&quot;id&quot;:325,&quot;uris&quot;:[&quot;http://zotero.org/users/1901703/items/RWQHEMS5&quot;],&quot;uri&quot;:[&quot;http://zotero.org/users/1901703/items/RWQHEMS5&quot;],&quot;itemData&quot;:{&quot;id&quot;:325,&quot;type&quot;:&quot;article-journal&quot;,&quot;title&quot;:&quot;[The importance of maternal nutrition during breastfeeding: Do breastfeeding mothers need nutritional supplements?]&quot;,&quot;container-title&quot;:&quot;Anales De Pediatria (Barcelona, Spain: 2003)&quot;,&quot;source&quot;:&quot;PubMed&quot;,&quot;abstract&quot;:&quot;Breastmilk is the best food for newborns and infants. The nutritional stores of a lactating woman may be more or less depleted as a result of the pregnancy and the loss of blood during childbirth. Lactation raises nutrient needs, mainly because of the loss of nutrients, first through colostrum and then through breastmilk. Breastmilk volume varies widely. The nutrients present in this milk come from the diet of the mother or from her nutrient reserves. The conversion of nutrients in food to nutrients in breastmilk is not complete. To have good nutritional status the breastfeeding woman has to increase nutrient intake. Human breastmilk has a fairly constant composition, and is only selectively affected by the diet of the mother. The fat content of breastmilk varies somewhat. The carbohydrate, protein, fat, calcium and iron contents do not change much, even if the mother is short of these in her diet. A mother whose diet is deficient in thiamine and vitamins A and D, however, produces less of these in her milk. The mother should be given advice on consuming a mixed diet. At each postnatal visit, both the mother and the baby should be examined, and advice on the diets of both mother and infant should be provided. A satisfactory gain in the infant's weight is the best way to judge the adequacy of the diet of the infant. Mothers should not receive less than 1800 calories per day.&quot;,&quot;DOI&quot;:&quot;10.1016/j.anpedi.2015.07.024&quot;,&quot;ISSN&quot;:&quot;1695-9531&quot;,&quot;note&quot;:&quot;PMID: 26383056&quot;,&quot;shortTitle&quot;:&quot;[The importance of maternal nutrition during breastfeeding&quot;,&quot;journalAbbreviation&quot;:&quot;An Pediatr (Barc)&quot;,&quot;language&quot;:&quot;SPA&quot;,&quot;author&quot;:[{&quot;family&quot;:&quot;Ares Segura&quot;,&quot;given&quot;:&quot;S.&quot;},{&quot;family&quot;:&quot;Arena Ansótegui&quot;,&quot;given&quot;:&quot;J.&quot;},{&quot;family&quot;:&quot;Díaz-Gómez&quot;,&quot;given&quot;:&quot;N. M.&quot;},{&quot;family&quot;:&quot;en representación del Comité de Lactancia Materna de la Asociación Española de Pediatría&quot;,&quot;given&quot;:&quot;&quot;}],&quot;issued&quot;:{&quot;date-parts&quot;:[[&quot;2015&quot;,9,14]]},&quot;PMID&quot;:&quot;26383056&quot;}}],&quot;schema&quot;:&quot;https://github.com/citation-style-language/schema/raw/master/csl-citation.json&quot;} RNDhyICbLgbAn"/><text:span text:style-name="T2">(3)</text:span><text:reference-mark-end text:name="ZOTERO_ITEM CSL_CITATION {&quot;citationID&quot;:&quot;2ikfah4nn6&quot;,&quot;properties&quot;:{&quot;formattedCitation&quot;:&quot;(3)&quot;,&quot;plainCitation&quot;:&quot;(3)&quot;},&quot;citationItems&quot;:[{&quot;id&quot;:325,&quot;uris&quot;:[&quot;http://zotero.org/users/1901703/items/RWQHEMS5&quot;],&quot;uri&quot;:[&quot;http://zotero.org/users/1901703/items/RWQHEMS5&quot;],&quot;itemData&quot;:{&quot;id&quot;:325,&quot;type&quot;:&quot;article-journal&quot;,&quot;title&quot;:&quot;[The importance of maternal nutrition during breastfeeding: Do breastfeeding mothers need nutritional supplements?]&quot;,&quot;container-title&quot;:&quot;Anales De Pediatria (Barcelona, Spain: 2003)&quot;,&quot;source&quot;:&quot;PubMed&quot;,&quot;abstract&quot;:&quot;Breastmilk is the best food for newborns and infants. The nutritional stores of a lactating woman may be more or less depleted as a result of the pregnancy and the loss of blood during childbirth. Lactation raises nutrient needs, mainly because of the loss of nutrients, first through colostrum and then through breastmilk. Breastmilk volume varies widely. The nutrients present in this milk come from the diet of the mother or from her nutrient reserves. The conversion of nutrients in food to nutrients in breastmilk is not complete. To have good nutritional status the breastfeeding woman has to increase nutrient intake. Human breastmilk has a fairly constant composition, and is only selectively affected by the diet of the mother. The fat content of breastmilk varies somewhat. The carbohydrate, protein, fat, calcium and iron contents do not change much, even if the mother is short of these in her diet. A mother whose diet is deficient in thiamine and vitamins A and D, however, produces less of these in her milk. The mother should be given advice on consuming a mixed diet. At each postnatal visit, both the mother and the baby should be examined, and advice on the diets of both mother and infant should be provided. A satisfactory gain in the infant's weight is the best way to judge the adequacy of the diet of the infant. Mothers should not receive less than 1800 calories per day.&quot;,&quot;DOI&quot;:&quot;10.1016/j.anpedi.2015.07.024&quot;,&quot;ISSN&quot;:&quot;1695-9531&quot;,&quot;note&quot;:&quot;PMID: 26383056&quot;,&quot;shortTitle&quot;:&quot;[The importance of maternal nutrition during breastfeeding&quot;,&quot;journalAbbreviation&quot;:&quot;An Pediatr (Barc)&quot;,&quot;language&quot;:&quot;SPA&quot;,&quot;author&quot;:[{&quot;family&quot;:&quot;Ares Segura&quot;,&quot;given&quot;:&quot;S.&quot;},{&quot;family&quot;:&quot;Arena Ansótegui&quot;,&quot;given&quot;:&quot;J.&quot;},{&quot;family&quot;:&quot;Díaz-Gómez&quot;,&quot;given&quot;:&quot;N. M.&quot;},{&quot;family&quot;:&quot;en representación del Comité de Lactancia Materna de la Asociación Española de Pediatría&quot;,&quot;given&quot;:&quot;&quot;}],&quot;issued&quot;:{&quot;date-parts&quot;:[[&quot;2015&quot;,9,14]]},&quot;PMID&quot;:&quot;26383056&quot;}}],&quot;schema&quot;:&quot;https://github.com/citation-style-language/schema/raw/master/csl-citation.json&quot;} RNDhyICbLgbAn"/><text:span text:style-name="T2">. </text:span></text:p>
      <text:p text:style-name="P11"><text:span text:style-name="T2">Ces carences peuvent alors engendrer de lourdes conséquences puisque, privé de certains nutriments, le bon développement de l'enfant n'est plus garantit. Nous retrouvons dans la littérature des cas de stagnation pondérale, de régression psychomotrice ou encore d'atrophie cérébrale </text:span><text:reference-mark-start text:name="ZOTERO_ITEM CSL_CITATION {&quot;citationID&quot;:&quot;upthbjkai&quot;,&quot;properties&quot;:{&quot;formattedCitation&quot;:&quot;(4,5)&quot;,&quot;plainCitation&quot;:&quot;(4,5)&quot;},&quot;citationItems&quot;:[{&quot;id&quot;:107,&quot;uris&quot;:[&quot;http://zotero.org/users/1901703/items/Q4GDXP2Q&quot;],&quot;uri&quot;:[&quot;http://zotero.org/users/1901703/items/Q4GDXP2Q&quot;],&quot;itemData&quot;:{&quot;id&quot;:107,&quot;type&quot;:&quot;article-journal&quot;,&quot;title&quot;:&quot;B vitamins in breast milk: relative importance of maternal status and intake, and effects on infant status and function&quot;,&quot;container-title&quot;:&quot;Advances in Nutrition (Bethesda, Md.)&quot;,&quot;page&quot;:&quot;362-369&quot;,&quot;volume&quot;:&quot;3&quot;,&quot;issue&quot;:&quot;3&quot;,&quot;source&quot;:&quot;PubMed&quot;,&quot;abstract&quot;:&quot;Infants should be exclusively breastfed for the first 6 mo of life. However, maternal deficiency of some micronutrients, conveniently classified as Group I micronutrients during lactation, can result in low concentrations in breast milk and subsequent infant deficiency preventable by improving maternal status. This article uses thiamin, riboflavin, vitamin B-6, vitamin B-12, and choline as examples and reviews the evidence for risk of inadequate intakes by infants in the first 6 mo of life. Folate, a Group II micronutrient, is included for comparison. Information is presented on forms and concentrations in human milk, analytical methods, the basis of current recommended intakes for infants and lactating women, and effects of maternal supplementation. From reports of maternal and/or infant deficiency, concentrations in milk were noted as well as any consequences for infant function. These milk values were used to estimate the percent of recommended daily intake that infants fed by a deficient mother could obtain from her milk. Estimates were 60% for thiamin, 53% for riboflavin, 80% for vitamin B-6, 16% for vitamin B-12, and 56% for choline. Lack of data limits the accuracy and generalizability of these conclusions, but the overall picture that emerges is consistent across nutrients and points to an urgent need to improve the information available on breast milk quality.&quot;,&quot;DOI&quot;:&quot;10.3945/an.111.001172&quot;,&quot;ISSN&quot;:&quot;2156-5376&quot;,&quot;note&quot;:&quot;PMID: 22585913\nPMCID: PMC3649471&quot;,&quot;shortTitle&quot;:&quot;B vitamins in breast milk&quot;,&quot;journalAbbreviation&quot;:&quot;Adv Nutr&quot;,&quot;language&quot;:&quot;eng&quot;,&quot;author&quot;:[{&quot;family&quot;:&quot;Allen&quot;,&quot;given&quot;:&quot;Lindsay H.&quot;}],&quot;issued&quot;:{&quot;date-parts&quot;:[[&quot;2012&quot;,5]]},&quot;PMID&quot;:&quot;22585913&quot;,&quot;PMCID&quot;:&quot;PMC3649471&quot;}},{&quot;id&quot;:18,&quot;uris&quot;:[&quot;http://zotero.org/users/1901703/items/2BPGU2T3&quot;],&quot;uri&quot;:[&quot;http://zotero.org/users/1901703/items/2BPGU2T3&quot;],&quot;itemData&quot;:{&quot;id&quot;:18,&quot;type&quot;:&quot;article-journal&quot;,&quot;title&quot;:&quot;Multiple micronutrients in pregnancy and lactation: an overview&quot;,&quot;container-title&quot;:&quot;The American Journal of Clinical Nutrition&quot;,&quot;page&quot;:&quot;1206S-1212S&quot;,&quot;volume&quot;:&quot;81&quot;,&quot;issue&quot;:&quot;5&quot;,&quot;source&quot;:&quot;PubMed&quot;,&quot;abstract&quot;:&quot;This overview of multiple micronutrients during pregnancy and lactation emphasizes 2 relatively neglected issues. The first is that maternal micronutrient status in the periconceptional period, and throughout pregnancy and lactation, should be viewed as a continuum; too often these 3 stages are treated and discussed separately from both a scientific and a public health perspective. Iron and vitamin B-12 are included as examples to stress how status at conception affects maternal, fetal, and infant status and health until the child is weaned. The second issue is that while most attention has been focused on a few micronutrients, for example iron and folate as discussed elsewhere in this Supplement, multiple micronutrient deficiencies occur simultaneously when diets are poor. Some of these deserve more attention as causes of poor pregnancy outcome, including other B vitamin deficiencies that result in homocysteinemia, antioxidants, vitamin D, and iodine. In lactation, maternal status or intake of the B vitamins (except folate), vitamin A, selenium and iodine strongly affect the amount of these nutrients secreted in breast milk. This can result in the infant consuming substantially less than the recommended amounts and further depleting stores that were low at birth. While the optimal mode of meeting recommended micronutrient intakes is an adequate diet, in some situations supplementation is also important. Unfortunately, information is lacking on the optimal formulation of micronutrient supplements for pregnant women, and the need to continue these supplements during lactation is not recognized in many situations where maternal and infant health could benefit.&quot;,&quot;ISSN&quot;:&quot;0002-9165&quot;,&quot;note&quot;:&quot;PMID: 15883453&quot;,&quot;shortTitle&quot;:&quot;Multiple micronutrients in pregnancy and lactation&quot;,&quot;journalAbbreviation&quot;:&quot;Am. J. Clin. Nutr.&quot;,&quot;language&quot;:&quot;eng&quot;,&quot;author&quot;:[{&quot;family&quot;:&quot;Allen&quot;,&quot;given&quot;:&quot;Lindsay H.&quot;}],&quot;issued&quot;:{&quot;date-parts&quot;:[[&quot;2005&quot;,5]]},&quot;PMID&quot;:&quot;15883453&quot;}}],&quot;schema&quot;:&quot;https://github.com/citation-style-language/schema/raw/master/csl-citation.json&quot;} RND84fP9KSUw8"/><text:span text:style-name="T2">(4,5)</text:span><text:reference-mark-end text:name="ZOTERO_ITEM CSL_CITATION {&quot;citationID&quot;:&quot;upthbjkai&quot;,&quot;properties&quot;:{&quot;formattedCitation&quot;:&quot;(4,5)&quot;,&quot;plainCitation&quot;:&quot;(4,5)&quot;},&quot;citationItems&quot;:[{&quot;id&quot;:107,&quot;uris&quot;:[&quot;http://zotero.org/users/1901703/items/Q4GDXP2Q&quot;],&quot;uri&quot;:[&quot;http://zotero.org/users/1901703/items/Q4GDXP2Q&quot;],&quot;itemData&quot;:{&quot;id&quot;:107,&quot;type&quot;:&quot;article-journal&quot;,&quot;title&quot;:&quot;B vitamins in breast milk: relative importance of maternal status and intake, and effects on infant status and function&quot;,&quot;container-title&quot;:&quot;Advances in Nutrition (Bethesda, Md.)&quot;,&quot;page&quot;:&quot;362-369&quot;,&quot;volume&quot;:&quot;3&quot;,&quot;issue&quot;:&quot;3&quot;,&quot;source&quot;:&quot;PubMed&quot;,&quot;abstract&quot;:&quot;Infants should be exclusively breastfed for the first 6 mo of life. However, maternal deficiency of some micronutrients, conveniently classified as Group I micronutrients during lactation, can result in low concentrations in breast milk and subsequent infant deficiency preventable by improving maternal status. This article uses thiamin, riboflavin, vitamin B-6, vitamin B-12, and choline as examples and reviews the evidence for risk of inadequate intakes by infants in the first 6 mo of life. Folate, a Group II micronutrient, is included for comparison. Information is presented on forms and concentrations in human milk, analytical methods, the basis of current recommended intakes for infants and lactating women, and effects of maternal supplementation. From reports of maternal and/or infant deficiency, concentrations in milk were noted as well as any consequences for infant function. These milk values were used to estimate the percent of recommended daily intake that infants fed by a deficient mother could obtain from her milk. Estimates were 60% for thiamin, 53% for riboflavin, 80% for vitamin B-6, 16% for vitamin B-12, and 56% for choline. Lack of data limits the accuracy and generalizability of these conclusions, but the overall picture that emerges is consistent across nutrients and points to an urgent need to improve the information available on breast milk quality.&quot;,&quot;DOI&quot;:&quot;10.3945/an.111.001172&quot;,&quot;ISSN&quot;:&quot;2156-5376&quot;,&quot;note&quot;:&quot;PMID: 22585913\nPMCID: PMC3649471&quot;,&quot;shortTitle&quot;:&quot;B vitamins in breast milk&quot;,&quot;journalAbbreviation&quot;:&quot;Adv Nutr&quot;,&quot;language&quot;:&quot;eng&quot;,&quot;author&quot;:[{&quot;family&quot;:&quot;Allen&quot;,&quot;given&quot;:&quot;Lindsay H.&quot;}],&quot;issued&quot;:{&quot;date-parts&quot;:[[&quot;2012&quot;,5]]},&quot;PMID&quot;:&quot;22585913&quot;,&quot;PMCID&quot;:&quot;PMC3649471&quot;}},{&quot;id&quot;:18,&quot;uris&quot;:[&quot;http://zotero.org/users/1901703/items/2BPGU2T3&quot;],&quot;uri&quot;:[&quot;http://zotero.org/users/1901703/items/2BPGU2T3&quot;],&quot;itemData&quot;:{&quot;id&quot;:18,&quot;type&quot;:&quot;article-journal&quot;,&quot;title&quot;:&quot;Multiple micronutrients in pregnancy and lactation: an overview&quot;,&quot;container-title&quot;:&quot;The American Journal of Clinical Nutrition&quot;,&quot;page&quot;:&quot;1206S-1212S&quot;,&quot;volume&quot;:&quot;81&quot;,&quot;issue&quot;:&quot;5&quot;,&quot;source&quot;:&quot;PubMed&quot;,&quot;abstract&quot;:&quot;This overview of multiple micronutrients during pregnancy and lactation emphasizes 2 relatively neglected issues. The first is that maternal micronutrient status in the periconceptional period, and throughout pregnancy and lactation, should be viewed as a continuum; too often these 3 stages are treated and discussed separately from both a scientific and a public health perspective. Iron and vitamin B-12 are included as examples to stress how status at conception affects maternal, fetal, and infant status and health until the child is weaned. The second issue is that while most attention has been focused on a few micronutrients, for example iron and folate as discussed elsewhere in this Supplement, multiple micronutrient deficiencies occur simultaneously when diets are poor. Some of these deserve more attention as causes of poor pregnancy outcome, including other B vitamin deficiencies that result in homocysteinemia, antioxidants, vitamin D, and iodine. In lactation, maternal status or intake of the B vitamins (except folate), vitamin A, selenium and iodine strongly affect the amount of these nutrients secreted in breast milk. This can result in the infant consuming substantially less than the recommended amounts and further depleting stores that were low at birth. While the optimal mode of meeting recommended micronutrient intakes is an adequate diet, in some situations supplementation is also important. Unfortunately, information is lacking on the optimal formulation of micronutrient supplements for pregnant women, and the need to continue these supplements during lactation is not recognized in many situations where maternal and infant health could benefit.&quot;,&quot;ISSN&quot;:&quot;0002-9165&quot;,&quot;note&quot;:&quot;PMID: 15883453&quot;,&quot;shortTitle&quot;:&quot;Multiple micronutrients in pregnancy and lactation&quot;,&quot;journalAbbreviation&quot;:&quot;Am. J. Clin. Nutr.&quot;,&quot;language&quot;:&quot;eng&quot;,&quot;author&quot;:[{&quot;family&quot;:&quot;Allen&quot;,&quot;given&quot;:&quot;Lindsay H.&quot;}],&quot;issued&quot;:{&quot;date-parts&quot;:[[&quot;2005&quot;,5]]},&quot;PMID&quot;:&quot;15883453&quot;}}],&quot;schema&quot;:&quot;https://github.com/citation-style-language/schema/raw/master/csl-citation.json&quot;} RND84fP9KSUw8"/><text:span text:style-name="T2">. De même, en mars 2011, le nourrisson d'un couple ayant un régime de type végétarien est décédé suite à de nombreuses carences. </text:span><text:span text:style-name="T3">Cependant, et depuis toujours, le lait maternel est considéré comme étant l'aliment de prédilection pour le nouveau-né. Pratique, économique et surtout présentant de nombreux bienfaits, l'OMS recommande d'ailleurs l’allaitement exclusif au sein pendant les six premiers mois de la vie. </text:span></text:p>
      <text:p text:style-name="P12"/>
      <text:p text:style-name="P11"><text:span text:style-name="T3">La sage-femme a un rôle prépondérant dans la mise en place de l'allaitement maternel. En effet, bien avant la naissance, c'est elle qui va aider la femme a consolider son envie d'allaiter, grâce notamment aux cours de préparation à la parentalité. Il a d'ailleurs été démontré que l'association des interventions telles que les cours de préparation à la parentalité, les brochures ou encore les contacts individuels entre la future mère et la sage-femme, améliorait la durée et l'exclusivité de l'allaitement maternel </text:span><text:reference-mark-start text:name="ZOTERO_ITEM CSL_CITATION {&quot;citationID&quot;:&quot;11joct23go&quot;,&quot;properties&quot;:{&quot;formattedCitation&quot;:&quot;(6)&quot;,&quot;plainCitation&quot;:&quot;(6)&quot;},&quot;citationItems&quot;:[{&quot;id&quot;:323,&quot;uris&quot;:[&quot;http://zotero.org/users/1901703/items/6Z75J5BT&quot;],&quot;uri&quot;:[&quot;http://zotero.org/users/1901703/items/6Z75J5BT&quot;],&quot;itemData&quot;:{&quot;id&quot;:323,&quot;type&quot;:&quot;article-journal&quot;,&quot;title&quot;:&quot;Recommandations pour la pratique clinique. Préparation à la naissance et à la parentalité (PNP) (novembre 2005)&quot;,&quot;container-title&quot;:&quot;Gynécologie Obstétrique &amp; Fertilité&quot;,&quot;page&quot;:&quot;540-563&quot;,&quot;volume&quot;:&quot;34&quot;,&quot;issue&quot;:&quot;6&quot;,&quot;source&quot;:&quot;CrossRef&quot;,&quot;DOI&quot;:&quot;10.1016/j.gyobfe.2006.04.008&quot;,&quot;ISSN&quot;:&quot;12979589&quot;,&quot;language&quot;:&quot;fr&quot;,&quot;issued&quot;:{&quot;date-parts&quot;:[[&quot;2006&quot;,6]]},&quot;accessed&quot;:{&quot;date-parts&quot;:[[&quot;2015&quot;,10,3]]}}}],&quot;schema&quot;:&quot;https://github.com/citation-style-language/schema/raw/master/csl-citation.json&quot;} RNDOms0XyG9Zy"/><text:span text:style-name="T3">(6)</text:span><text:reference-mark-end text:name="ZOTERO_ITEM CSL_CITATION {&quot;citationID&quot;:&quot;11joct23go&quot;,&quot;properties&quot;:{&quot;formattedCitation&quot;:&quot;(6)&quot;,&quot;plainCitation&quot;:&quot;(6)&quot;},&quot;citationItems&quot;:[{&quot;id&quot;:323,&quot;uris&quot;:[&quot;http://zotero.org/users/1901703/items/6Z75J5BT&quot;],&quot;uri&quot;:[&quot;http://zotero.org/users/1901703/items/6Z75J5BT&quot;],&quot;itemData&quot;:{&quot;id&quot;:323,&quot;type&quot;:&quot;article-journal&quot;,&quot;title&quot;:&quot;Recommandations pour la pratique clinique. Préparation à la naissance et à la parentalité (PNP) (novembre 2005)&quot;,&quot;container-title&quot;:&quot;Gynécologie Obstétrique &amp; Fertilité&quot;,&quot;page&quot;:&quot;540-563&quot;,&quot;volume&quot;:&quot;34&quot;,&quot;issue&quot;:&quot;6&quot;,&quot;source&quot;:&quot;CrossRef&quot;,&quot;DOI&quot;:&quot;10.1016/j.gyobfe.2006.04.008&quot;,&quot;ISSN&quot;:&quot;12979589&quot;,&quot;language&quot;:&quot;fr&quot;,&quot;issued&quot;:{&quot;date-parts&quot;:[[&quot;2006&quot;,6]]},&quot;accessed&quot;:{&quot;date-parts&quot;:[[&quot;2015&quot;,10,3]]}}}],&quot;schema&quot;:&quot;https://github.com/citation-style-language/schema/raw/master/csl-citation.json&quot;} RNDOms0XyG9Zy"/><text:span text:style-name="T3">. A la maternité également, la sage-femme sera la professionnelle de première ligne pour la mise au sein et pour répondre aux questions des mères. </text:span></text:p>
      <text:p text:style-name="P12"><text:soft-page-break/>Nous sommes alors en droit de nous questionner si un régime de type végétarien de la mère est apte à couvrir tous les besoins nutritionnels d'un nouveau-né, via l'allaitement. <text:s/>Dans « Le guide de l'allaitement maternel » de l'INPES, il est mentionné que les femmes suivant un régime végétarien, et surtout végétalien, se doivent de demander conseil auprès d'un professionnel de santé, quant à l'allaitement maternel. </text:p>
      <text:p text:style-name="P12"/>
      <text:p text:style-name="P12">Ce travail consiste donc à faire un état des lieux des connaissances des sages-femmes d'Alsace concernant l'allaitement maternel et le végétarism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
      <text:list xml:id="list8154876650691728315" text:style-name="L7">
        <text:list-item>
          <text:p text:style-name="P28">Méthodologie envisagée</text:p>
        </text:list-item>
      </text:list>
      <text:p text:style-name="P5"/>
      <text:p text:style-name="P5">Afin de répondre à la question de recherche et d'affirmer ou d’infirmer nos hypothèses, nous avons entrepris une étude quantitative descriptive sous la forme d'un questionnaire. Celui-ci a été distribué aux sages-femmes hospitalières et libérales ainsi qu'aux sages-femmes de PMI d'Alsace, afin de savoir si, localement, les sages-femmes possèdent les <text:soft-page-break/>connaissances pour accompagner les femmes végétariennes désirant allaiter. </text:p>
      <text:p text:style-name="P5">Les variables étaient les suivantes : </text:p>
      <text:list xml:id="list5498159675208772438" text:style-name="L8">
        <text:list-item>
          <text:p text:style-name="P29">Le statut de la sage-femme (libérale, hospitalière ou de PMI)</text:p>
        </text:list-item>
        <text:list-item>
          <text:p text:style-name="P29">La formation de la sage-femme : ont-elles eu une formation complémentaire sure l'allaitement et/ou la diététique</text:p>
        </text:list-item>
      </text:list>
      <text:p text:style-name="P5">Notre critère d'inclusion était le suivant :</text:p>
      <text:list xml:id="list7324909119653577021" text:style-name="L9">
        <text:list-item>
          <text:p text:style-name="P30">Les sages-femmes exerçant en Alsace</text:p>
        </text:list-item>
      </text:list>
      <text:p text:style-name="P5"/>
      <text:p text:style-name="P5">Ce questionnaire a été réalisé au mois d'avril avec l'aide de ma maître de mémoire et de ma codirectrice, via le programme « Google Sheets ». Il a ensuite été testé auprès de sages-femmes de la maternité de Colmar et remanié en fonction des différentes remarques émises. </text:p>
      <text:p text:style-name="P5">La distribution des questionnaires aux différentes maternités, aux sages-femmes libérales et de PMI a débuté le 01er mai et l'enquête s'est terminée le 1er septembre 2015. <text:s/>Un e-mail a été envoyé à chaque sages-femmes cadres pour les informer de notre démarche et avoir leur approbation. Au total, 9 maternités ont acceptés de participer à notre enquête. <text:s/></text:p>
      <text:p text:style-name="P5">Les questionnaires ont été envoyés par courrier avec une enveloppe réponse pré-timbrée pour les sages-femmes dont l'adresse e-mail n'était pas connue. Le reste des questionnaires a été transmis par e-mail, et les sages-femmes ont pu y répondre directement en ligne. </text:p>
      <text:p text:style-name="P5"/>
      <text:p text:style-name="P5">Afin de discuter des résultats de notre enquête, une revue de la littérature a été réalisé à l'aide des moteurs de recherches Pubmed et EMPremium, avec les mots-clés et combinaisons suivantes : </text:p>
      <text:list xml:id="list1396889831908089238" text:style-name="L10">
        <text:list-item>
          <text:p text:style-name="P31">« vegetarian + breastfeeding », pour lesquels nous avons obtenus respectivement 110 et 206 résultats ;</text:p>
        </text:list-item>
        <text:list-item>
          <text:p text:style-name="P31">« allaitement + végétarisme », pour lesquels nous avons obtenus 47 résultats sur le moteur de recherche EMpremium</text:p>
        </text:list-item>
        <text:list-item>
          <text:p text:style-name="P31">« vegetarian diets effects », pour lesquels nous avons obtenus 1057 résultats sur le moteur de recherche Pubmed</text:p>
        </text:list-item>
      </text:list>
      <text:p text:style-name="P5">Pour le choix de nos articles, nous avons tout d'abord exclus ceux qui n'étaient pas accessibles gratuitement en ligne. Nous avons ensuite écartés ceux dont le titre ne faisait pas référence à notre recherche. <text:s/>Pour les articles restant, nous avons lu les résumés et <text:soft-page-break/>avons sélectionnés ceux qui nous semblaient les plus pertinents. </text:p>
      <text:p text:style-name="P5">De plus, nous avons sélectionnés certains articles qui figuraient dans la bibliographie de ceux que nous avions retenus. </text:p>
      <text:p text:style-name="P5">Les principaux articles retenus pour leurs pertinences sont mentionnés dans la bibliographie en page 5. </text:p>
      <text:p text:style-name="P5">Notre revue de la littérature avait pour but de :</text:p>
      <text:list xml:id="list2983673033009557940" text:style-name="L11">
        <text:list-item>
          <text:p text:style-name="P32">mieux discerner le régime végétarien, ses bénéfices et/ou risques</text:p>
        </text:list-item>
        <text:list-item>
          <text:p text:style-name="P32">connaître de quelle manière ce régime influence la qualité du lait maternel </text:p>
        </text:list-item>
        <text:list-item>
          <text:p text:style-name="P32">savoir ce qui est dit dans la littérature concernant le végétarisme durant l'allaitement maternel. </text:p>
        </text:list-item>
      </text:list>
      <text:p text:style-name="P12"/>
      <text:p text:style-name="P12"/>
      <text:list xml:id="list5043034183022408091" text:style-name="L36">
        <text:list-item>
          <text:p text:style-name="P59">Bibliographie </text:p>
        </text:list-item>
      </text:list>
      <text:p text:style-name="P20">1. <text:tab/><text:span text:style-name="T6">Lamisse F. L’alimentation végétarienne. 7 mars 2013; </text:span></text:p>
      <text:p text:style-name="P21">2. <text:tab/>Ares Segura S, Arena Ansótegui J, Díaz-Gómez NM, en representación del Comité de Lactancia Materna de la Asociación Española de Pediatría. [The importance of maternal nutrition during breastfeeding: Do breastfeeding mothers need nutritional supplements?]. An Pediatr Barc Spain 2003. 14 sept 2015; </text:p>
      <text:p text:style-name="P21">3. <text:tab/>Allen LH. B vitamins in breast milk: relative importance of maternal status and intake, and effects on infant status and function. Adv Nutr Bethesda Md. mai 2012;3(3):362‑9. </text:p>
      <text:p text:style-name="P21">4. <text:tab/>Allen LH. Multiple micronutrients in pregnancy and lactation: an overview. Am J Clin Nutr. mai 2005;81(5):1206S ‑ 1212S. </text:p>
      <text:p text:style-name="P22">5. <text:tab/>Recommandations pour la pratique clinique. Préparation à la naissance et à la parentalité (PNP) (novembre 2005). Gynécologie Obstétrique Fertil. juin 2006;34(6):540‑63. </text:p>
      <text:p text:style-name="P13">Autres références qui seront utilisées pour la discussion :</text:p>
      <text:p text:style-name="P23">1. <text:tab/>Deegan KL, Jones KM, Zuleta C, Ramirez-Zea M, Lildballe DL, Nexo E, et al. Breast milk vitamin B-12 concentrations in Guatemalan women are correlated with maternal but not infant vitamin B-12 status at 12 months postpartum. J Nutr. janv 2012;142(1):112‑6.</text:p>
      <text:p text:style-name="P23">2. <text:tab/>Kocaoglu C, Akin F, Caksen H, Böke SB, Arslan S, Aygün S. Cerebral atrophy in a vitamin B12-deficient infant of a vegetarian mother. J Health Popul Nutr. juin 2014;32(2):367‑71. </text:p>
      <text:p text:style-name="P23"><text:soft-page-break/>3. <text:tab/>Curtis JA, Kooh SW, Fraser D, Greenberg ML. Nutritional rickets in vegetarian children. Can Med Assoc J. 15 janv 1983;128(2):150‑2. </text:p>
      <text:p text:style-name="P23">4. <text:tab/>Guez S, Chiarelli G, Menni F, Salera S, Principi N, Esposito S. Severe vitamin B12 deficiency in an exclusively breastfed 5-month-old Italian infant born to a mother receiving multivitamin supplementation during pregnancy. BMC Pediatr. 2012;12:85. </text:p>
      <text:p text:style-name="P23">5. <text:tab/>Mathey C, Di Marco J-N, Poujol A, Cournelle M-A, Brevaut V, Livet M-O, et al. Stagnation pondérale et régression psychomotrice révélant une carence en vitamine B12 chez 3 nourrissons. Arch Pédiatrie. mai 2007;14(5):467‑71. </text:p>
      <text:p text:style-name="P23">6. <text:tab/>Hunt JR. Bioavailability of iron, zinc, and other trace minerals from vegetarian diets. Am J Clin Nutr. sept 2003;78(3 Suppl):633S ‑ 639S. </text:p>
      <text:p text:style-name="P23">7. <text:tab/>Pilis W, Stec K, Zych M, Pilis A. Health benefits and risk associated with adopting a vegetarian diet. Rocz Państw Zakładu Hig. 2014;65(1):9‑14. </text:p>
      <text:p text:style-name="P23">9. <text:tab/>Allen LH. B vitamins in breast milk: relative importance of maternal status and intake, and effects on infant status and function. Adv Nutr Bethesda Md. mai 2012;3(3):362‑9. </text:p>
      <text:p text:style-name="P23">10. <text:tab/>Bravo J P, Ibarra C J, Paredes M M. Hematological and neurological compromise due to vitamin B12 deficit in infant of a vegetarian mother: case report. Rev Chil Pediatría. juin 2014;85(3):337‑43. </text:p>
      <text:p text:style-name="P23">11. <text:tab/>Allen LH. Multiple micronutrients in pregnancy and lactation: an overview. Am J Clin Nutr. mai 2005;81(5):1206S ‑ 1212S. </text:p>
      <text:p text:style-name="P23">12. <text:tab/>Specker BL. Nutritional concerns of lactating women consuming vegetarian diets. Am J Clin Nutr. mai 1994;59(5 Suppl):1182S ‑ 1186S. </text:p>
      <text:p text:style-name="P23">13. <text:tab/>Nutrition for healthy term infants. Paediatr Child Health. mars 1998;3(2):109‑16. </text:p>
      <text:p text:style-name="P63">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Lucida Sans1" svg:font-family="'Lucida Sans'" style:font-family-generic="swiss"/>
    <style:font-face style:name="Tahoma" svg:font-family="Tahoma" style:font-family-generic="swiss"/>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9.5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9.5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2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ahoma" style:font-name-complex="Lucida Sans1"/>
    </style:style>
    <style:style style:name="Caption" style:family="paragraph" style:parent-style-name="Standard" style:class="extra">
      <style:paragraph-properties fo:margin-top="0.212cm" fo:margin-bottom="0.212cm" text:number-lines="false" text:line-number="0"/>
      <style:text-properties style:font-name="Tahoma" fo:font-size="9.5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100%" fo:margin-left="0.889cm" fo:margin-right="0cm" fo:margin-top="0cm" fo:margin-bottom="0.423cm" style:line-height-at-least="0.423cm" fo:text-indent="-0.889cm" style:auto-text-indent="false">
        <style:tab-stops>
          <style:tab-stop style:position="0.889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ORTH</meta:initial-creator>
    <meta:creation-date>2015-11-11T13:44:08.02</meta:creation-date>
    <dc:date>2016-01-28T16:22:44.97</dc:date>
    <dc:creator>Sarah ORTH</dc:creator>
    <meta:editing-duration>PT2H18M3S</meta:editing-duration>
    <meta:editing-cycles>2</meta:editing-cycles>
    <meta:generator>OpenOffice/4.0.1$Win32 OpenOffice.org_project/401m5$Build-9714</meta:generator>
    <meta:printed-by>Sarah ORTH</meta:printed-by>
    <meta:print-date>2016-01-21T12:39:20.62</meta:print-date>
    <meta:document-statistic meta:table-count="1" meta:image-count="0" meta:object-count="0" meta:page-count="9" meta:paragraph-count="106" meta:word-count="1949" meta:character-count="12657"/>
    <meta:user-defined meta:name="ZOTERO_PREF_1">&lt;data data-version="3" zotero-version="4.0.26.4"&gt;&lt;session id="bkHYTlZR"/&gt;&lt;style id="http://www.zotero.org/styles/vancouver" hasBibliography="1" bibliographyStyleHasBeenSet="0"/&gt;&lt;prefs&gt;&lt;pref name="fieldType" value="ReferenceMark"/&gt;&lt;pref name="storeReferenc</meta:user-defined>
    <meta:user-defined meta:name="ZOTERO_PREF_2">es" value="true"/&gt;&lt;pref name="automaticJournalAbbreviations" value="true"/&gt;&lt;pref name="noteType" value="0"/&gt;&lt;/prefs&gt;&lt;/data&gt;</meta:user-defined>
  </office:meta>
</office:document-meta>
</file>